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3158153328047" calcext:value-type="float">
            <text:p>0.753158153328047</text:p>
          </table:table-cell>
          <table:table-cell office:value-type="float" office:value="0.783855551199619" calcext:value-type="float">
            <text:p>0.7838555511996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00901134207846" calcext:value-type="float">
            <text:p>0.500901134207846</text:p>
          </table:table-cell>
          <table:table-cell office:value-type="float" office:value="0.524996982085381" calcext:value-type="float">
            <text:p>0.52499698208538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0942298380014" calcext:value-type="float">
            <text:p>0.50942298380014</text:p>
          </table:table-cell>
          <table:table-cell office:value-type="float" office:value="0.604892974206873" calcext:value-type="float">
            <text:p>0.60489297420687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28937049381441" calcext:value-type="float">
            <text:p>0.428937049381441</text:p>
          </table:table-cell>
          <table:table-cell office:value-type="float" office:value="0.514973976391063" calcext:value-type="float">
            <text:p>0.51497397639106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3220282292615" calcext:value-type="float">
            <text:p>0.753220282292615</text:p>
          </table:table-cell>
          <table:table-cell office:value-type="float" office:value="0.782799256828117" calcext:value-type="float">
            <text:p>0.7827992568281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24192087939372" calcext:value-type="float">
            <text:p>0.424192087939372</text:p>
          </table:table-cell>
          <table:table-cell office:value-type="float" office:value="0.457178583499084" calcext:value-type="float">
            <text:p>0.45717858349908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21345789463343" calcext:value-type="float">
            <text:p>0.421345789463343</text:p>
          </table:table-cell>
          <table:table-cell office:value-type="float" office:value="0.461529628890601" calcext:value-type="float">
            <text:p>0.46152962889060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753627163885939" calcext:value-type="float">
            <text:p>0.753627163885939</text:p>
          </table:table-cell>
          <table:table-cell table:style-name="ce3" office:value-type="float" office:value="0.792238049068927" calcext:value-type="float">
            <text:p>0.7922380490689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36897834600931" calcext:value-type="float">
            <text:p>0.436897834600931</text:p>
          </table:table-cell>
          <table:table-cell office:value-type="float" office:value="0.499511384293642" calcext:value-type="float">
            <text:p>0.49951138429364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2789805044292" calcext:value-type="float">
            <text:p>0.752789805044292</text:p>
          </table:table-cell>
          <table:table-cell office:value-type="float" office:value="0.781913437344286" calcext:value-type="float">
            <text:p>0.78191343734428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28639199867429" calcext:value-type="float">
            <text:p>0.428639199867429</text:p>
          </table:table-cell>
          <table:table-cell office:value-type="float" office:value="0.486330790948069" calcext:value-type="float">
            <text:p>0.48633079094806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43448970110545" calcext:value-type="float">
            <text:p>0.743448970110545</text:p>
          </table:table-cell>
          <table:table-cell office:value-type="float" office:value="0.784131909819036" calcext:value-type="float">
            <text:p>0.7841319098190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3392667120828" calcext:value-type="float">
            <text:p>0.73392667120828</text:p>
          </table:table-cell>
          <table:table-cell office:value-type="float" office:value="0.781865280839004" calcext:value-type="float">
            <text:p>0.7818652808390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2150182311362" calcext:value-type="float">
            <text:p>0.442150182311362</text:p>
          </table:table-cell>
          <table:table-cell office:value-type="float" office:value="0.494993308478646" calcext:value-type="float">
            <text:p>0.49499330847864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46556233159745" calcext:value-type="float">
            <text:p>0.746556233159745</text:p>
          </table:table-cell>
          <table:table-cell office:value-type="float" office:value="0.766378871802865" calcext:value-type="float">
            <text:p>0.76637887180286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21434685839881" calcext:value-type="float">
            <text:p>0.721434685839881</text:p>
          </table:table-cell>
          <table:table-cell office:value-type="float" office:value="0.78945968795452" calcext:value-type="float">
            <text:p>0.7894596879545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17])" office:value-type="float" office:value="0.753627163885939" calcext:value-type="float">
            <text:p>0.753627163885939</text:p>
          </table:table-cell>
          <table:table-cell table:style-name="Default" table:formula="of:=MAX([.G2:.G17])" office:value-type="float" office:value="0.792238049068927" calcext:value-type="float">
            <text:p>0.79223804906892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5:09:02.347396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5:09:12.233346545</dc:date>
    <meta:editing-duration>PT43S</meta:editing-duration>
    <meta:editing-cycles>2</meta:editing-cycles>
    <meta:generator>LibreOffice/6.0.7.3$Linux_X86_64 LibreOffice_project/00m0$Build-3</meta:generator>
    <meta:document-statistic meta:table-count="1" meta:cell-count="171" meta:object-count="0"/>
  </office:meta>
</office:document-meta>
</file>